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Roboto" svg:font-family="Roboto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officeooo:rsid="00149fed" officeooo:paragraph-rsid="00149fed" style:font-size-asian="8pt" style:font-size-complex="8pt"/>
    </style:style>
    <style:style style:name="P7" style:family="paragraph" style:parent-style-name="HTML_20_Preformatted" style:list-style-name="WWNum2">
      <loext:graphic-properties draw:fill="solid" draw:fill-color="#ffffff"/>
      <style:paragraph-properties fo:background-color="#ffffff"/>
    </style:style>
    <style:style style:name="P8" style:family="paragraph" style:parent-style-name="HTML_20_Preformatted" style:list-style-name="WWNum2">
      <loext:graphic-properties draw:fill="solid" draw:fill-color="#ffffff"/>
      <style:paragraph-properties fo:background-color="#ffffff"/>
      <style:text-properties fo:color="#000000"/>
    </style:style>
    <style:style style:name="P9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size="8pt" style:font-size-asian="8pt" style:font-size-complex="8pt"/>
    </style:style>
    <style:style style:name="T7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8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660e7a"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RaisedButton</text:h>
      <text:h text:style-name="Heading_20_1" text:outline-level="1">Android Estudio V3.0.17/Flutter</text:h>
      <text:p text:style-name="Standard"/>
      <text:p text:style-name="Standard">Objetivo:</text:p>
      <text:p text:style-name="Standard"/>
      <text:p text:style-name="Standard">F.Creación: 28-4-2018</text:p>
      <text:p text:style-name="Standard"/>
      <text:p text:style-name="P4">Programa:</text:p>
      <text:p text:style-name="P4"/>
      <text:p text:style-name="P4">Fuente:</text:p>
      <text:p text:style-name="P4"/>
      <text:h text:style-name="P2" text:outline-level="2">Esto me corrio solamente con pantallas stateFull</text:h>
      <text:p text:style-name="Standard"/>
      <text:p text:style-name="P1"><text:span text:style-name="T4">void </text:span><text:span text:style-name="T6">_navAgrHistoria(BuildContext context) {<text:line-break/> <text:s/>Navigator.</text:span><text:span text:style-name="T7">push</text:span><text:span text:style-name="T6">(<text:line-break/> <text:s text:c="5"/>context, </text:span><text:span text:style-name="T4">new </text:span><text:span text:style-name="T6">MaterialPageRoute(builder: (context) =&gt; </text:span><text:span text:style-name="T4">new </text:span><text:span text:style-name="T6">agrHistoria(cliente)));<text:line-break/>}</text:span></text:p>
      <text:p text:style-name="P4"/>
      <text:p text:style-name="P4">Se puede llamar a la pantalla con</text:p>
      <text:list xml:id="list914904479" text:style-name="WWNum2">
        <text:list-item>
          <text:p text:style-name="P7"><text:span text:style-name="T5">onPressed: () =&gt; _</text:span><text:span text:style-name="T6"> navAgrHistoria</text:span><text:span text:style-name="T5">(context),</text:span></text:p>
        </text:list-item>
        <text:list-item>
          <text:p text:style-name="P7"><text:span text:style-name="T6">body: </text:span><text:span text:style-name="T4">new </text:span><text:span text:style-name="T6">Center(<text:line-break/> <text:s/>child: </text:span><text:span text:style-name="T4">new </text:span><text:span text:style-name="T6">RaisedButton(<text:line-break/> <text:s text:c="3"/>child: </text:span><text:span text:style-name="T4">new </text:span><text:span text:style-name="T6">Text(</text:span><text:span text:style-name="T8">'Volver al </text:span><text:span text:style-name="T6">${</text:span><text:span text:style-name="T9">cliente</text:span><text:span text:style-name="T6">.</text:span><text:span text:style-name="T9">nombre</text:span><text:span text:style-name="T6">}</text:span><text:span text:style-name="T8">'</text:span><text:span text:style-name="T6">),<text:line-break/> <text:s text:c="3"/>onPressed: () {<text:line-break/> <text:s text:c="5"/>_ navAgrHistoria (context);<text:line-break/> <text:s text:c="3"/>},<text:line-break/> <text:s/>)<text:line-break/>),</text:span></text:p>
        </text:list-item>
        <text:list-item>
          <text:p text:style-name="P8"/>
        </text:list-item>
      </text:list>
      <text:p text:style-name="P4"/>
      <text:p text:style-name="P4"/>
      <text:h text:style-name="Heading_20_2" text:outline-level="2">para volver<text:bookmark text:name="_GoBack"/></text:h>
      <text:p text:style-name="P4"/>
      <text:p text:style-name="P1"><text:span text:style-name="T4">void </text:span><text:span text:style-name="T6">_navPrincipal(BuildContext context) {<text:line-break/> <text:s/>Navigator.</text:span><text:span text:style-name="T7">pop</text:span><text:span text:style-name="T6">(context);<text:line-break/>}</text:span></text:p>
      <text:p text:style-name="P6"/>
      <text:p text:style-name="P6"/>
      <text:p text:style-name="P6">Los botones estan deshabilitados por defecto , para habilitar esta función hay que setear esta propiedad a un valor no nulo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Roboto" svg:font-family="Roboto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3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3</meta:editing-cycles>
    <meta:creation-date>2018-03-07T12:45:00</meta:creation-date>
    <dc:date>2018-06-24T12:40:59.821000000</dc:date>
    <meta:editing-duration>PT1H8M1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16" meta:word-count="99" meta:character-count="778" meta:non-whitespace-character-count="6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